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imesNewRomanPS-BoldMT" svg:font-family="BAAAAA+TimesNewRomanPS-BoldMT"/>
    <style:font-face style:name="CAAAAA+Calibri" svg:font-family="CAAAAA+Calibri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weight="bold" style:font-name-asian="BAAAAA+TimesNewRomanPS-BoldMT" style:font-weight-asian="bold" style:font-name-complex="BAAAAA+TimesNewRomanPS-BoldMT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10pt" fo:font-weight="normal" style:font-name-asian="BAAAAA+TimesNewRomanPS-BoldMT" style:font-size-asian="10pt" style:font-weight-asian="normal" style:font-name-complex="BAAAAA+TimesNewRomanPS-BoldMT" style:font-size-complex="10pt" style:font-weight-complex="normal"/>
    </style:style>
    <style:style style:name="P3" style:family="paragraph" style:parent-style-name="Standard">
      <style:paragraph-properties style:text-autospace="none"/>
      <style:text-properties style:font-name="Arial" fo:font-size="10pt" fo:font-weight="normal" style:font-name-asian="CAAAAA+Calibri" style:font-size-asian="10pt" style:font-weight-asian="normal" style:font-name-complex="CAAAAA+Calibri" style:font-size-complex="10pt" style:font-weight-complex="normal"/>
    </style:style>
    <style:style style:name="P4" style:family="paragraph" style:parent-style-name="Standard">
      <style:paragraph-properties style:text-autospace="non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style:font-name-asian="BAAAAA+TimesNewRomanPS-BoldMT" style:font-size-asian="14pt" style:font-weight-asian="bold" style:font-name-complex="BAAAAA+TimesNewRomanPS-BoldMT" style:font-size-complex="14pt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style:font-name-asian="CAAAAA+Calibri" style:font-size-asian="10pt" style:font-weight-asian="normal" style:font-name-complex="CAAAAA+Calibri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stemcell_patientdata_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PATIENT DATA_2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listbox form:name="STEMCELL_PATIENT DATA_3" form:control-implementation="ooo:com.sun.star.form.component.ListBox" form:id="control3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Asian"/>
            <form:option form:label="White"/>
            <form:option form:label="Black"/>
            <form:option form:label="Others"/>
            <form:option form:label="Not Marked"/>
          </form:listbox>
          <form:listbox form:name="STEMCELL_PATIENT DATA_4" form:control-implementation="ooo:com.sun.star.form.component.ListBox" form:id="control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Never"/>
            <form:option form:label="Ex-smoker"/>
            <form:option form:label="Current smoker"/>
            <form:option form:label="Not marked"/>
          </form:listbox>
          <form:listbox form:name="STEMCELL_PATIENT DATA_5" form:control-implementation="ooo:com.sun.star.form.component.ListBox" form:id="control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Never"/>
            <form:option form:label="Occasional"/>
            <form:option form:label="Heavy Drinker"/>
            <form:option form:label="Not marked"/>
          </form:listbox>
          <form:text form:name="STEMCELL_PATIENT DATA_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listbox form:name="STEMCELL_PATIENT DATA_7" form:control-implementation="ooo:com.sun.star.form.component.ListBox" form:id="control7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Patient"/>
            <form:option form:label="Legally Acceptable Rep"/>
            <form:option form:label="Not marked"/>
          </form:listbox>
          <form:textarea form:name="STEMCELL_PATIENT HISTORY_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TEMCELL_PATIENT HISTORY_2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TEMCELL_PATIENT HISTORY_3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TEMCELL_PATIENT HISTORY_4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TEMCELL_PATIENT HISTORY_5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TEMCELL_PATIENT HISTORY_6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TEMCELL_PATIENT HISTORY_7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</form:form>
        <form:form form:name="Standard" form:apply-filter="true" form:method="post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submit" form:control-implementation="ooo:com.sun.star.form.component.TextField" form:id="control15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16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7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full_name" form:control-implementation="ooo:com.sun.star.form.component.TextField" form:id="control18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19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21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22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me :<text:tab/><draw:control text:anchor-type="as-char" draw:z-index="11" draw:style-name="gr4" draw:text-style-name="P12" svg:width="8.901cm" svg:height="0.451cm" draw:control="control18"/>Age / Sex : <draw:control text:anchor-type="as-char" draw:z-index="12" draw:style-name="gr4" draw:text-style-name="P12" svg:width="0.611cm" svg:height="0.451cm" draw:control="control19"/>/<draw:control text:anchor-type="as-char" draw:z-index="13" draw:style-name="gr4" draw:text-style-name="P12" svg:width="0.69cm" svg:height="0.451cm" draw:control="control20"/></text:p>
      <text:p text:style-name="P7">Doctor :<text:tab/><draw:control text:anchor-type="as-char" draw:z-index="14" draw:style-name="gr4" draw:text-style-name="P12" svg:width="8.721cm" svg:height="0.451cm" draw:control="control21"/> <text:s/>MR No: <draw:control text:anchor-type="as-char" draw:z-index="15" draw:style-name="gr4" draw:text-style-name="P12" svg:width="3.761cm" svg:height="0.451cm" draw:control="control22"/></text:p>
      <text:p text:style-name="P8"><text:span text:style-name="T3">Department : </text:span><text:span text:style-name="T3"><draw:control text:anchor-type="as-char" draw:z-index="9" draw:style-name="gr4" draw:text-style-name="P12" svg:width="7.679cm" svg:height="0.451cm" draw:control="control16"/></text:span><text:span text:style-name="T3"> <text:s text:c="3"/>Date of Visit: </text:span><draw:control text:anchor-type="as-char" draw:z-index="10" draw:style-name="gr4" draw:text-style-name="P12" svg:width="3.361cm" svg:height="0.451cm" draw:control="control17"/></text:p>
      <text:p text:style-name="P6"/>
      <text:p text:style-name="P6">Stem Cell Treatment – Parkinson’s– Patient Data and History</text:p>
      <text:p text:style-name="P1"/>
      <text:p text:style-name="P1">Patient Data:</text:p>
      <text:p text:style-name="P1"/>
      <text:p text:style-name="P1"><text:tab/><text:span text:style-name="T1">Height<text:tab/><text:tab/><text:tab/><text:tab/></text:span><text:span text:style-name="T1"><draw:control text:anchor-type="as-char" draw:z-index="0" draw:style-name="gr1" draw:text-style-name="P10" svg:width="2.001cm" svg:height="0.6cm" draw:control="control1"/></text:span><text:span text:style-name="T1"> Ft and Inches<text:tab/></text:span></text:p>
      <text:p text:style-name="P2"><text:tab/></text:p>
      <text:p text:style-name="P2"><text:tab/>Weight<text:tab/><text:tab/><text:tab/><text:tab/><draw:control text:anchor-type="as-char" draw:z-index="1" draw:style-name="gr1" draw:text-style-name="P10" svg:width="2.001cm" svg:height="0.6cm" draw:control="control2"/> Kgs</text:p>
      <text:p text:style-name="P2"/>
      <text:p text:style-name="P2"><text:tab/>Race<text:tab/><text:tab/><text:tab/><text:tab/><draw:control text:anchor-type="as-char" draw:z-index="2" draw:style-name="gr1" draw:text-style-name="P10" svg:width="3.301cm" svg:height="0.6cm" draw:control="control3"/></text:p>
      <text:p text:style-name="P2"/>
      <text:p text:style-name="P2"><text:tab/>Smoking Information<text:tab/><text:tab/><draw:control text:anchor-type="as-char" draw:z-index="3" draw:style-name="gr1" draw:text-style-name="P10" svg:width="3.301cm" svg:height="0.6cm" draw:control="control4"/></text:p>
      <text:p text:style-name="P2"/>
      <text:p text:style-name="P2"><text:tab/>Alcohol information<text:tab/><text:tab/><draw:control text:anchor-type="as-char" draw:z-index="4" draw:style-name="gr1" draw:text-style-name="P10" svg:width="3.301cm" svg:height="0.6cm" draw:control="control5"/></text:p>
      <text:p text:style-name="P2"/>
      <text:p text:style-name="P1"><text:span text:style-name="T1"><text:tab/></text:span><text:span text:style-name="T2">Informed Consent<text:tab/>Date<text:tab/></text:span><text:span text:style-name="T2"><draw:control text:anchor-type="as-char" draw:z-index="5" draw:style-name="gr1" draw:text-style-name="P10" svg:width="2.5cm" svg:height="0.6cm" draw:control="control6"/></text:span><text:span text:style-name="T2"><text:tab/>From<text:tab/></text:span><text:span text:style-name="T2"><draw:control text:anchor-type="as-char" draw:z-index="6" draw:style-name="gr1" draw:text-style-name="P10" svg:width="5.001cm" svg:height="0.6cm" draw:control="control7"/></text:span></text:p>
      <text:p text:style-name="P3"/>
      <text:p text:style-name="P3"/>
      <text:p text:style-name="P4"><text:span text:style-name="T4">Patient History:</text:span><text:tab/></text:p>
      <text:p text:style-name="P4"><text:tab/></text:p>
      <text:p text:style-name="P1"><text:span text:style-name="T1"><text:tab/>Present History<text:tab/><text:tab/><text:tab/></text:span><text:span text:style-name="T1"><draw:control text:anchor-type="as-char" svg:y="-0.589cm" draw:z-index="7" draw:style-name="gr2" draw:text-style-name="P10" svg:width="10cm" svg:height="1.5cm" draw:control="control8"/></text:span><text:span text:style-name="T1"><text:tab/></text:span></text:p>
      <text:p text:style-name="P2"/>
      <text:p text:style-name="P2"><text:tab/>Past History<text:tab/><text:tab/><text:tab/><draw:control text:anchor-type="as-char" svg:y="-0.589cm" draw:z-index="16" draw:style-name="gr2" draw:text-style-name="P10" svg:width="10cm" svg:height="1.5cm" draw:control="control9"/></text:p>
      <text:p text:style-name="P2"/>
      <text:p text:style-name="P2"><text:tab/>Any Other Illnes<text:tab/><text:tab/><draw:control text:anchor-type="as-char" svg:y="-0.589cm" draw:z-index="17" draw:style-name="gr2" draw:text-style-name="P10" svg:width="10cm" svg:height="1.5cm" draw:control="control10"/></text:p>
      <text:p text:style-name="P2"/>
      <text:p text:style-name="P2"><text:tab/>Treatment History<text:tab/><text:tab/><draw:control text:anchor-type="as-char" svg:y="-0.589cm" draw:z-index="18" draw:style-name="gr2" draw:text-style-name="P10" svg:width="10cm" svg:height="1.5cm" draw:control="control11"/></text:p>
      <text:p text:style-name="P2"/>
      <text:p text:style-name="P2"><text:tab/>Primary Diagnosis details<text:tab/><draw:control text:anchor-type="as-char" svg:y="-0.589cm" draw:z-index="19" draw:style-name="gr2" draw:text-style-name="P10" svg:width="10cm" svg:height="1.5cm" draw:control="control12"/></text:p>
      <text:p text:style-name="P2"/>
      <text:p text:style-name="P2"><text:tab/>concomitant illness details<text:tab/><draw:control text:anchor-type="as-char" svg:y="-0.589cm" draw:z-index="20" draw:style-name="gr2" draw:text-style-name="P10" svg:width="10cm" svg:height="1.5cm" draw:control="control13"/><text:tab/></text:p>
      <text:p text:style-name="P2"/>
      <text:p text:style-name="P2"><text:tab/>concomitant medications<text:tab/><draw:control text:anchor-type="as-char" svg:y="-0.589cm" draw:z-index="21" draw:style-name="gr2" draw:text-style-name="P10" svg:width="10cm" svg:height="1.5cm" draw:control="control14"/></text:p>
      <text:p text:style-name="P2"><text:tab/></text:p>
      <text:p text:style-name="P5"><text:tab/><text:tab/><text:tab/><text:tab/> <text:s text:c="11"/><text:tab/><draw:control text:anchor-type="as-char" draw:z-index="8" draw:style-name="gr3" draw:text-style-name="P11" svg:width="1.938cm" svg:height="0.75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imesNewRomanPS-BoldMT" svg:font-family="BAAAAA+TimesNewRomanPS-BoldMT"/>
    <style:font-face style:name="CAAAAA+Calibri" svg:font-family="CAAAAA+Calibri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16T17:40:21</meta:creation-date>
    <dc:creator>Sivanarayana V</dc:creator>
    <dc:date>2009-07-28T13:03:14</dc:date>
    <meta:editing-cycles>15</meta:editing-cycles>
    <meta:editing-duration>PT5H2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54" meta:character-count="481"/>
  </office:meta>
</office:document-meta>
</file>